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fo:font-weight="bold" officeooo:rsid="001c94e8" officeooo:paragraph-rsid="001c94e8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c94e8" officeooo:paragraph-rsid="001c94e8"/>
    </style:style>
    <style:style style:name="P3" style:family="paragraph" style:parent-style-name="Standard">
      <style:text-properties fo:font-size="15pt" officeooo:rsid="001c94e8" officeooo:paragraph-rsid="001c94e8" style:font-size-asian="15pt" style:font-size-complex="15pt"/>
    </style:style>
    <style:style style:name="P4" style:family="paragraph" style:parent-style-name="Standard">
      <style:text-properties fo:font-size="15pt" officeooo:rsid="001d4974" officeooo:paragraph-rsid="001d4974" style:font-size-asian="15pt" style:font-size-complex="15pt"/>
    </style:style>
    <style:style style:name="P5" style:family="paragraph" style:parent-style-name="Standard">
      <style:text-properties officeooo:paragraph-rsid="001c94e8"/>
    </style:style>
    <style:style style:name="P6" style:family="paragraph" style:parent-style-name="Standard">
      <style:text-properties officeooo:paragraph-rsid="001decdf"/>
    </style:style>
    <style:style style:name="P7" style:family="paragraph" style:parent-style-name="Standard">
      <style:text-properties fo:font-size="15pt" officeooo:rsid="001decdf" officeooo:paragraph-rsid="001decdf" style:font-size-asian="15pt" style:font-size-complex="15pt"/>
    </style:style>
    <style:style style:name="P8" style:family="paragraph" style:parent-style-name="Header">
      <style:text-properties fo:font-style="italic" fo:font-weight="bold" officeooo:rsid="001c94e8" officeooo:paragraph-rsid="001c94e8" style:font-style-asian="italic" style:font-weight-asian="bold" style:font-style-complex="italic" style:font-weight-complex="bold"/>
    </style:style>
    <style:style style:name="P9" style:family="paragraph" style:parent-style-name="Header">
      <style:text-properties fo:font-style="italic" fo:font-weight="bold" officeooo:rsid="001ef2e8" officeooo:paragraph-rsid="001ef2e8" style:font-style-asian="italic" style:font-weight-asian="bold" style:font-style-complex="italic" style:font-weight-complex="bold"/>
    </style:style>
    <style:style style:name="T1" style:family="text">
      <style:text-properties officeooo:rsid="001d4974"/>
    </style:style>
    <style:style style:name="T2" style:family="text">
      <style:text-properties fo:font-size="15pt" officeooo:rsid="001c94e8" style:font-size-asian="15pt" style:font-size-complex="15pt"/>
    </style:style>
    <style:style style:name="T3" style:family="text">
      <style:text-properties fo:font-size="15pt" officeooo:rsid="001decdf" style:font-size-asian="15pt" style:font-size-complex="15pt"/>
    </style:style>
    <style:style style:name="T4" style:family="text">
      <style:text-properties officeooo:rsid="001ef2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3">Senyor José Curto Carreras</text:p>
      <text:p text:style-name="P3">Jefe de seccion Xerox Menorca</text:p>
      <text:p text:style-name="P3">Carrer de Maria Lluïsa Serra, 87</text:p>
      <text:p text:style-name="P3">07703 Maó, Illes Balears</text:p>
      <text:p text:style-name="P3"/>
      <text:p text:style-name="P3"/>
      <text:p text:style-name="P3"/>
      <text:p text:style-name="P3">Senyor,</text:p>
      <text:p text:style-name="P3"/>
      <text:p text:style-name="P3"/>
      <text:p text:style-name="P3">L’institus IES Joan Ramis i Ramis esteim molt interesats en fer una comanda de 2 multifuncions a l’empresa Xerox de Menorca.</text:p>
      <text:p text:style-name="P3"/>
      <text:p text:style-name="P5"><text:span text:style-name="T3">U</text:span><text:span text:style-name="T2">s confirmam la comanda de </text:span><text:span text:style-name="T3">2</text:span><text:span text:style-name="T2"> </text:span><text:span text:style-name="T3">impresoras</text:span><text:span text:style-name="T2"> dels models següents:</text:span></text:p>
      <text:p text:style-name="P6"><text:span text:style-name="T2">-</text:span><text:span text:style-name="T3">Multifuncional Xerox B225</text:span></text:p>
      <text:p text:style-name="P7">-Multifuncional Xerox B305</text:p>
      <text:p text:style-name="P3"/>
      <text:p text:style-name="P3"/>
      <text:p text:style-name="P3"/>
      <text:p text:style-name="P3">Mentre esperam la recepció de la nostra comanda, us saludam ben aten-</text:p>
      <text:p text:style-name="P3">tament.</text:p>
      <text:p text:style-name="P3"/>
      <text:p text:style-name="P3"/>
      <text:p text:style-name="P3">Ó<text:span text:style-name="T1">scar Martinez Cabrera</text:span></text:p>
      <text:p text:style-name="P4">Alumne de l’institus IES Joan Ramis i Ramis.</text:p>
      <text:p text:style-name="P4"/>
      <text:p text:style-name="P4"/>
      <text:p text:style-name="P4">Citadella, 10 de nombremre del 2023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 officeooo:rsid="001ef2e8" officeooo:paragraph-rsid="001ef2e8" style:font-style-asian="italic" style:font-weight-asian="bold" style:font-style-complex="italic" style:font-weight-complex="bold"/>
    </style:style>
    <style:style style:name="MP2" style:family="paragraph" style:parent-style-name="Header">
      <style:text-properties fo:font-style="italic" fo:font-weight="bold" officeooo:rsid="001c94e8" officeooo:paragraph-rsid="001c94e8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ARTA</text:p>
        <text:p text:style-name="MP2"/>
        <text:p text:style-name="MP2">Xerox Menorca <text:s text:c="11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16:52.829241685</meta:creation-date>
    <dc:date>2023-11-10T08:58:42.200728723</dc:date>
    <meta:editing-duration>PT9M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90" meta:character-count="666" meta:non-whitespace-character-count="477"/>
  </office:meta>
</office:document-meta>
</file>